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ae83" officeooo:paragraph-rsid="0000ae83"/>
    </style:style>
    <style:style style:name="P2" style:family="paragraph" style:parent-style-name="Standard">
      <style:paragraph-properties fo:text-align="start" style:justify-single-word="false"/>
      <style:text-properties officeooo:rsid="0000ae83" officeooo:paragraph-rsid="0000ae83"/>
    </style:style>
    <style:style style:name="P3" style:family="paragraph" style:parent-style-name="Standard">
      <style:paragraph-properties fo:text-align="start" style:justify-single-word="false"/>
      <style:text-properties officeooo:rsid="000202b2" officeooo:paragraph-rsid="000202b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202b2" officeooo:paragraph-rsid="000202b2"/>
    </style:style>
    <style:style style:name="P5" style:family="paragraph" style:parent-style-name="Standard">
      <style:paragraph-properties fo:text-align="start" style:justify-single-word="false"/>
      <style:text-properties officeooo:rsid="0003d88a" officeooo:paragraph-rsid="0003d88a"/>
    </style:style>
    <style:style style:name="P6" style:family="paragraph" style:parent-style-name="Standard">
      <style:paragraph-properties fo:text-align="start" style:justify-single-word="false"/>
      <style:text-properties officeooo:rsid="0004666e" officeooo:paragraph-rsid="0004666e"/>
    </style:style>
    <style:style style:name="P7" style:family="paragraph" style:parent-style-name="Standard">
      <style:paragraph-properties fo:text-align="start" style:justify-single-word="false" fo:break-before="page"/>
      <style:text-properties officeooo:rsid="0004666e" officeooo:paragraph-rsid="0004666e"/>
    </style:style>
    <style:style style:name="P8" style:family="paragraph" style:parent-style-name="Standard">
      <style:paragraph-properties fo:text-align="start" style:justify-single-word="false" fo:break-before="page"/>
      <style:text-properties officeooo:paragraph-rsid="0004666e"/>
    </style:style>
    <style:style style:name="T1" style:family="text">
      <style:text-properties officeooo:rsid="0000ce5d"/>
    </style:style>
    <style:style style:name="T2" style:family="text">
      <style:text-properties fo:color="#262626" style:font-name="HelveticaNeue" fo:font-size="12pt" style:font-size-asian="12pt"/>
    </style:style>
    <style:style style:name="T3" style:family="text">
      <style:text-properties officeooo:rsid="000466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etokantasovellus: Palkanlaskenta ja tuntikirjanpito</text:p>
      <text:p text:style-name="P1"/>
      <text:p text:style-name="P2"/>
      <text:p text:style-name="P5">1. Johdanto</text:p>
      <text:p text:style-name="P5"/>
      <text:p text:style-name="P2"/>
      <text:p text:style-name="P2">Tavoitteena on rakentaa kevyt palkanlaskenta ja tuntikirjanpito ohjelmisto pk-yrityksille. Järjestelmä tulee yrityksen sisäiseksi työkaluksi, joten sen käyttäjiä ovat tietenkin kaikki yrityksen työntekijöitä, jotka kuitenkin tässä tapauksessa jaotellaan johtajiin ja työntekijöihin – mahdollisesti jopa työntekijöihin, vuoropäälliköihin ja johtoryhmään, joista jälkimmäiselle tuotetaan selkeä yleisraportti. Järjestelmä helpottaa ja nopeuttaa pienten yritysten työntekijöiden työmäärien ja palkkojen seurantaa, sekä helpottaa näiden analysoimista.</text:p>
      <text:p text:style-name="P2"/>
      <text:p text:style-name="P2">Projektin aion toteuttaa perinteisen LAMP stackin päälle eli tässä tapauksessa Linux, Apache, MySQL ja PHP. Tämä pystytetään Linux virtuaalipalvelimelle (UpCloud) siten, että tietokantapalvelin ja itse web-palvelin ovat eriytetty – <text:span text:style-name="T1">harjoittelen siis samalla vikasietoisia web-sovellus arkkitehtuureja. Projektin tietokantapalvelin on käytettävissä julkiverkon puolelta, joten pystyn helposti kehittämään sovellusta koneella kuin koneella lokaalisti, kunhan konfiguroin tietokannan tunnukset manuaalisesti.</text:span></text:p>
      <text:p text:style-name="P2"/>
      <text:p text:style-name="P3">Projektin palvelimet:</text:p>
      <text:list xml:id="list5874064671290565143" text:style-name="L1">
        <text:list-item>
          <text:p text:style-name="P4">DB: (185.20.136.223:3306)</text:p>
        </text:list-item>
        <text:list-item>
          <text:p text:style-name="P4">Web-palvelin: (185.20.137.199)</text:p>
        </text:list-item>
      </text:list>
      <text:p text:style-name="P8"><text:span text:style-name="T3">2. </text:span><text:span text:style-name="T2">Yleiskuva järjestelmästä</text:span></text:p>
      <text:p text:style-name="P6"/>
      <text:p text:style-name="P7">3. Käyttötapaukset</text:p>
      <text:p text:style-name="P3"/>
      <text:p text:style-name="P3"/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7:59:54.705021000</meta:creation-date>
    <dc:date>2014-03-14T22:19:07.460562000</dc:date>
    <meta:editing-duration>PT1H3M1S</meta:editing-duration>
    <meta:editing-cycles>2</meta:editing-cycles>
    <meta:generator>LibreOffice/4.1.4.2$MacOSX_x86 LibreOffice_project/0a0440ccc0227ad9829de5f46be37cfb6edcf72</meta:generator>
    <meta:document-statistic meta:table-count="0" meta:image-count="0" meta:object-count="0" meta:page-count="3" meta:paragraph-count="10" meta:word-count="129" meta:character-count="1240" meta:non-whitespace-character-count="1119"/>
  </office:meta>
</office:document-meta>
</file>